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LIMACHI, EDISON LUCA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56431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73668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JIA SANA DANNY DANI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356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MANI LIMACHI, EDISON LUCA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56431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29:1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